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d808c" style:font-size-asian="16pt" style:font-size-complex="16pt"/>
    </style:style>
    <style:style style:name="P2" style:family="paragraph" style:parent-style-name="Text_20_body">
      <style:text-properties officeooo:rsid="000aca01" officeooo:paragraph-rsid="000d808c"/>
    </style:style>
    <style:style style:name="P3" style:family="paragraph" style:parent-style-name="Text_20_body">
      <style:text-properties officeooo:rsid="000f59fb" officeooo:paragraph-rsid="000f59fb"/>
    </style:style>
    <style:style style:name="P4" style:family="paragraph" style:parent-style-name="Heading_20_3">
      <style:text-properties officeooo:paragraph-rsid="000f59fb"/>
    </style:style>
    <style:style style:name="P5" style:family="paragraph" style:parent-style-name="Heading_20_3">
      <style:text-properties officeooo:paragraph-rsid="00153089"/>
    </style:style>
    <style:style style:name="P6" style:family="paragraph" style:parent-style-name="Heading_20_3">
      <style:paragraph-properties fo:break-before="page"/>
      <style:text-properties officeooo:rsid="0008f0b2" officeooo:paragraph-rsid="000d808c"/>
    </style:style>
    <style:style style:name="P7" style:family="paragraph" style:parent-style-name="Heading_20_3">
      <style:paragraph-properties fo:break-before="page"/>
      <style:text-properties officeooo:paragraph-rsid="00153089"/>
    </style:style>
    <style:style style:name="P8" style:family="paragraph" style:parent-style-name="Heading_20_2">
      <style:text-properties officeooo:rsid="000aca01" officeooo:paragraph-rsid="000d808c"/>
    </style:style>
    <style:style style:name="P9" style:family="paragraph" style:parent-style-name="Heading_20_2">
      <style:text-properties officeooo:paragraph-rsid="00153089"/>
    </style:style>
    <style:style style:name="P10" style:family="paragraph" style:parent-style-name="Text_20_body">
      <style:text-properties officeooo:rsid="000f59fb" officeooo:paragraph-rsid="000f59fb"/>
    </style:style>
    <style:style style:name="P11" style:family="paragraph" style:parent-style-name="Text_20_body">
      <style:text-properties officeooo:paragraph-rsid="00153089"/>
    </style:style>
    <style:style style:name="P12" style:family="paragraph" style:parent-style-name="Heading_20_1" style:master-page-name="Right_20_Page">
      <style:paragraph-properties style:page-number="auto"/>
      <style:text-properties officeooo:paragraph-rsid="00153089"/>
    </style:style>
    <style:style style:name="P13" style:family="paragraph" style:parent-style-name="Standard">
      <style:text-properties officeooo:paragraph-rsid="00153089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Blowin in the Wind (Bob Dylan)</text:h>
      <text:h text:style-name="P9" text:outline-level="2">Time Signature: 4/4</text:h>
      <text:h text:style-name="P9" text:outline-level="2">Chords: Am, C, F, G</text:h>
      <text:h text:style-name="P9" text:outline-level="2">Tempo: 130 - 150 BPM</text:h>
      <text:p text:style-name="P13"/>
      <text:h text:style-name="P7" text:outline-level="3">[INTRO]</text:h>
      <text:p text:style-name="P11">C <text:s/>F <text:s/>C </text:p>
      <text:h text:style-name="P5" text:outline-level="3">[VERSE 1]</text:h>
      <text:p text:style-name="P11">C <text:s text:c="7"/>F <text:s text:c="11"/>C <text:s text:c="6"/></text:p>
      <text:p text:style-name="P11">How many roads must a man walk down</text:p>
      <text:p text:style-name="P11"><text:s text:c="11"/>F <text:s text:c="9"/>C <text:s text:c="3"/></text:p>
      <text:p text:style-name="P11">before you call him a man?</text:p>
      <text:p text:style-name="P11"><text:s text:c="9"/>F <text:s text:c="10"/>C <text:s text:c="9"/></text:p>
      <text:p text:style-name="P11">How many seas must a white dove sail</text:p>
      <text:p text:style-name="P11"><text:s text:c="15"/>F <text:s text:c="11"/>G <text:s text:c="2"/></text:p>
      <text:p text:style-name="P11">before she can sleep in the sand?</text:p>
      <text:p text:style-name="P11">C <text:s text:c="7"/>F <text:s text:c="13"/>C <text:s text:c="11"/></text:p>
      <text:p text:style-name="P11">How many times must the cannon balls fly</text:p>
      <text:p text:style-name="P11"><text:s text:c="16"/>F <text:s text:c="6"/>G <text:s/></text:p>
      <text:p text:style-name="P11">before they are forever banned?</text:p>
      <text:p text:style-name="P11"><text:s text:c="4"/>F <text:s text:c="8"/>G <text:s text:c="9"/>Am <text:s text:c="12"/>F <text:s text:c="2"/></text:p>
      <text:p text:style-name="P11">The answer my friend, is blowin' in the wind.</text:p>
      <text:p text:style-name="P11"><text:s text:c="13"/>G <text:s text:c="13"/>C <text:s/></text:p>
      <text:p text:style-name="P11">the answer is blowin' in the wind.</text:p>
      <text:h text:style-name="P5" text:outline-level="3">[BREAK]</text:h>
      <text:p text:style-name="P11">C <text:s/>F <text:s/>C </text:p>
      <text:h text:style-name="P5" text:outline-level="3">[VERSE 2]</text:h>
      <text:p text:style-name="P11">C <text:s text:c="7"/>F <text:s text:c="10"/>C <text:s text:c="6"/></text:p>
      <text:p text:style-name="P11">How many years can a mountain exist</text:p>
      <text:p text:style-name="P11"><text:s text:c="12"/>F <text:s text:c="12"/>C <text:s/></text:p>
      <text:p text:style-name="P11">before it's washed to the sea?</text:p>
      <text:p text:style-name="P11"><text:s text:c="9"/>F <text:s text:c="13"/>C <text:s text:c="5"/></text:p>
      <text:p text:style-name="P11">How many years can some people exist</text:p>
      <text:p text:style-name="P11"/>
      <text:p text:style-name="P11"><text:s text:c="17"/>F <text:s text:c="10"/>G </text:p>
      <text:p text:style-name="P11">before they're allowed to be free? </text:p>
      <text:p text:style-name="P11">C <text:s text:c="7"/>F <text:s text:c="10"/>C <text:s text:c="11"/></text:p>
      <text:p text:style-name="P11">How many times can a man turn his head</text:p>
      <text:p text:style-name="P11"><text:s text:c="20"/>F <text:s text:c="11"/>C</text:p>
      <text:p text:style-name="P11">and pretend that he just doesn't see? </text:p>
      <text:p text:style-name="P11"><text:soft-page-break/><text:s text:c="4"/>F <text:s text:c="8"/>G <text:s text:c="9"/>Am <text:s text:c="12"/>F</text:p>
      <text:p text:style-name="P11">The answer my friend, is blowin' in the wind.</text:p>
      <text:p text:style-name="P11"><text:s text:c="14"/>G <text:s text:c="13"/>C </text:p>
      <text:p text:style-name="P11">the answer is blowin' in the wind.</text:p>
      <text:h text:style-name="P5" text:outline-level="3">[BREAK]</text:h>
      <text:p text:style-name="P11">C <text:s/>F <text:s/>C </text:p>
      <text:h text:style-name="P5" text:outline-level="3">[VERSE 3]</text:h>
      <text:p text:style-name="P11">C <text:s text:c="7"/>F <text:s text:c="11"/>C <text:s text:c="7"/></text:p>
      <text:p text:style-name="P11">How many times must a man look up </text:p>
      <text:p text:style-name="P11"><text:s text:c="14"/>F <text:s text:c="6"/>C <text:s text:c="3"/></text:p>
      <text:p text:style-name="P11">before he can see the sky? </text:p>
      <text:p text:style-name="P11"><text:s text:c="9"/>F <text:s text:c="8"/>C <text:s text:c="5"/></text:p>
      <text:p text:style-name="P11">How many ears must one person have</text:p>
      <text:p text:style-name="P11"><text:s text:c="14"/>F <text:s text:c="10"/>G <text:s text:c="2"/></text:p>
      <text:p text:style-name="P11">before he can hear people cry?</text:p>
      <text:p text:style-name="P11">C <text:s text:c="7"/>F <text:s text:c="13"/>C <text:s text:c="10"/></text:p>
      <text:p text:style-name="P11">How many deaths will it take till he knows</text:p>
      <text:p text:style-name="P11"><text:s text:c="14"/>F <text:s text:c="10"/>C <text:s text:c="2"/></text:p>
      <text:p text:style-name="P11">that too many people have died? </text:p>
      <text:p text:style-name="P11"><text:s text:c="4"/>F <text:s text:c="8"/>G <text:s text:c="9"/>Am <text:s text:c="12"/>F <text:s text:c="2"/></text:p>
      <text:p text:style-name="P11">The answer my friend, is blowin' in the wind.</text:p>
      <text:p text:style-name="P11"><text:s text:c="14"/>G <text:s text:c="13"/>C</text:p>
      <text:p text:style-name="P11">the answer is blowin' in the wind.</text:p>
      <text:h text:style-name="P5" text:outline-level="3">[OUTRO]</text:h>
      <text:p text:style-name="P11"><text:span text:style-name="T2">C <text:s/>F <text:s/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0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9M33S</meta:editing-duration>
    <meta:editing-cycles>5</meta:editing-cycles>
    <meta:generator>LibreOffice/5.2.5.1$MacOSX_X86_64 LibreOffice_project/0312e1a284a7d50ca85a365c316c7abbf20a4d22</meta:generator>
    <dc:title>Lyrics + Chords</dc:title>
    <dc:date>2017-04-03T12:25:50.432108000</dc:date>
    <meta:print-date>2017-04-03T12:23:29.985893000</meta:print-date>
    <meta:document-statistic meta:table-count="0" meta:image-count="0" meta:object-count="0" meta:page-count="3" meta:paragraph-count="63" meta:word-count="275" meta:character-count="1797" meta:non-whitespace-character-count="89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